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f03" officeooo:paragraph-rsid="0010bf03"/>
    </style:style>
    <style:style style:name="P2" style:family="paragraph" style:parent-style-name="Standard">
      <style:text-properties officeooo:rsid="0010bf03" officeooo:paragraph-rsid="0011816f"/>
    </style:style>
    <style:style style:name="P3" style:family="paragraph" style:parent-style-name="Standard">
      <style:text-properties fo:font-weight="bold" officeooo:rsid="0010bf03" officeooo:paragraph-rsid="0010bf03" style:font-weight-asian="bold" style:font-weight-complex="bold"/>
    </style:style>
    <style:style style:name="P4" style:family="paragraph" style:parent-style-name="Standard">
      <style:text-properties fo:font-weight="bold" officeooo:rsid="0012f535" officeooo:paragraph-rsid="0012f535" style:font-weight-asian="bold" style:font-weight-complex="bold"/>
    </style:style>
    <style:style style:name="P5" style:family="paragraph" style:parent-style-name="Standard">
      <style:text-properties officeooo:rsid="0011816f" officeooo:paragraph-rsid="0011816f"/>
    </style:style>
    <style:style style:name="P6" style:family="paragraph" style:parent-style-name="Standard">
      <style:text-properties officeooo:paragraph-rsid="0011816f"/>
    </style:style>
    <style:style style:name="P7" style:family="paragraph" style:parent-style-name="Standard">
      <style:text-properties fo:font-weight="normal" officeooo:paragraph-rsid="0011816f" style:font-weight-asian="normal" style:font-weight-complex="normal"/>
    </style:style>
    <style:style style:name="P8" style:family="paragraph" style:parent-style-name="Standard">
      <style:text-properties fo:font-weight="normal" officeooo:rsid="0012f535" officeooo:paragraph-rsid="0012f53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077b" style:font-weight-asian="bold" style:font-weight-complex="bold"/>
    </style:style>
    <style:style style:name="T3" style:family="text">
      <style:text-properties fo:font-weight="bold" officeooo:rsid="0011816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816f" style:font-weight-asian="normal" style:font-weight-complex="normal"/>
    </style:style>
    <style:style style:name="T6" style:family="text">
      <style:text-properties fo:font-variant="normal" fo:text-transform="none" style:font-name="Verdana" fo:font-size="9pt" fo:letter-spacing="normal" fo:font-style="normal"/>
    </style:style>
    <style:style style:name="T7" style:family="text">
      <style:text-properties fo:font-variant="normal" fo:text-transform="none" style:font-name="Verdana" fo:font-size="9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style:font-name="Verdana" fo:font-size="9pt" fo:letter-spacing="normal" fo:font-style="normal" fo:font-weight="normal" officeooo:rsid="0011816f" style:font-weight-asian="normal" style:font-weight-complex="normal"/>
    </style:style>
    <style:style style:name="T9" style:family="text">
      <style:text-properties fo:font-variant="normal" fo:text-transform="none" style:font-name="Verdana" fo:font-size="9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style:font-name="Verdana" fo:font-size="9pt" fo:letter-spacing="normal" fo:font-style="normal" fo:font-weight="bold" officeooo:rsid="0011816f" style:font-weight-asian="bold" style:font-weight-complex="bold"/>
    </style:style>
    <style:style style:name="T11" style:family="text">
      <style:text-properties fo:font-variant="normal" fo:text-transform="none" style:font-name="Verdana" fo:font-size="9pt" fo:letter-spacing="normal" fo:font-style="normal" officeooo:rsid="0011816f"/>
    </style:style>
    <style:style style:name="T12" style:family="text">
      <style:text-properties fo:font-variant="normal" fo:text-transform="none" fo:letter-spacing="normal" fo:font-weight="normal" officeooo:rsid="0011816f" style:font-weight-asian="normal" style:font-weight-complex="normal"/>
    </style:style>
    <style:style style:name="T13" style:family="text">
      <style:text-properties fo:font-variant="normal" fo:text-transform="none" fo:letter-spacing="normal" fo:font-weight="bold" officeooo:rsid="0011816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ài 1 :</text:p>
      <text:p text:style-name="P1">-Sử dụng lệnh touch để tạo một file trống.</text:p>
      <text:p text:style-name="P1"><text:tab/><text:span text:style-name="T1">$ touch filename</text:span></text:p>
      <text:p text:style-name="P1"/>
      <text:p text:style-name="P1">-Sử dụng lệnh touch để tạo nhiều file cùng lúc</text:p>
      <text:p text:style-name="P1"><text:tab/><text:span text:style-name="T1">$ touch filename1 filename2 ...</text:span></text:p>
      <text:p text:style-name="P1"/>
      <text:p text:style-name="P1">-Công dụng của lệnh cat :</text:p>
      <text:p text:style-name="P1"/>
      <text:p text:style-name="P1">+Hiển Thị Nội Dung Một Tập Tin</text:p>
      <text:p text:style-name="P1"><text:tab/><text:span text:style-name="T1">$ cat filename</text:span></text:p>
      <text:p text:style-name="P1">+Hiển Thị Nội Dung Nhiều Tập Tin</text:p>
      <text:p text:style-name="P1"><text:tab/><text:span text:style-name="T1">$ cat filename1 filename2</text:span></text:p>
      <text:p text:style-name="P1">+Hiển Thị Nội Dung Tập Tin Với Số Dòng</text:p>
      <text:p text:style-name="P1"><text:tab/><text:span text:style-name="T1">$cat -n filename</text:span></text:p>
      <text:p text:style-name="P1">+Nối Nội Dung Nhiều Tập Tin</text:p>
      <text:p text:style-name="P1"><text:tab/><text:span text:style-name="T1">$cat finame1 filename2 &gt; ~/filename3</text:span></text:p>
      <text:p text:style-name="P1"/>
      <text:p text:style-name="P3">Bai 2 :</text:p>
      <text:p text:style-name="P3"/>
      <text:p text:style-name="P1">-Hiển thị số lượng các từ trong một file text :</text:p>
      <text:p text:style-name="P1"><text:tab/><text:span text:style-name="T1">$ wc -w file</text:span></text:p>
      <text:p text:style-name="P1">-Hiển thị số dòng trong một file text :</text:p>
      <text:p text:style-name="P1"><text:tab/><text:span text:style-name="T1">$ wc -l file</text:span></text:p>
      <text:p text:style-name="P1">-Hiển thị số ký tự trong một file text :</text:p>
      <text:p text:style-name="P1"><text:tab/><text:span text:style-name="T1">$ wc -c file</text:span></text:p>
      <text:p text:style-name="P1">-Hiển thị danh sách các file trong thư mục /usr/bin và sắp sếp kết quả trả lại theo thứ</text:p>
      <text:p text:style-name="P1">tự giảm dần / tăng dần.</text:p>
      <text:p text:style-name="P1"><text:tab/><text:span text:style-name="T1">$ls sort</text:span></text:p>
      <text:p text:style-name="P1">-Hiển thị số lượng các file trong một thư mục cụ thể nào đó :</text:p>
      <text:p text:style-name="P1"><text:tab/><text:span text:style-name="T1">$ls | wc -l</text:span></text:p>
      <text:p text:style-name="P1"/>
      <text:p text:style-name="P3">Bai 3 :</text:p>
      <text:p text:style-name="P3"/>
      <text:p text:style-name="P1">-Dùng lệnh cat xem /etc/passwd rồi copy tập tin passwd sang /mydir/mypasswords.txt</text:p>
      <text:p text:style-name="P1"><text:tab/><text:span text:style-name="T1">$cp </text:span><text:span text:style-name="T2">passwd ~/mydir/mypasswords.txt</text:span></text:p>
      <text:p text:style-name="P2"><text:span text:style-name="T1">-</text:span><text:span text:style-name="T5">Dùng lệnh head cho biết thông tin về 3 user đầu trong mypasswords.txt</text:span></text:p>
      <text:p text:style-name="P2"><text:span text:style-name="T5"><text:tab/></text:span><text:span text:style-name="T3">$head -n 3 line</text:span></text:p>
      <text:p text:style-name="P2"><text:span text:style-name="T5">-Dùng lệnh tail cho biết thông tin về 3 user cuối trong mypasswords.txt</text:span></text:p>
      <text:p text:style-name="P5"><text:span text:style-name="T4"><text:tab/></text:span><text:span text:style-name="T1">$tail -n 3 line</text:span></text:p>
      <text:p text:style-name="P5"><text:span text:style-name="T4">-Lệnh nào trong ba lệnh trên cho ta biết thông tin từ user thứ 4 cho đến hết.</text:span></text:p>
      <text:p text:style-name="P6"><text:span text:style-name="T5"><text:tab/></text:span><text:span text:style-name="T13">$</text:span><text:span text:style-name="T9">tail -n +</text:span><text:span text:style-name="T10">4</text:span><text:span text:style-name="T9"> line | head -n</text:span></text:p>
      <text:p text:style-name="P6"><text:span text:style-name="T7">-</text:span><text:span text:style-name="T8">Cho biết thông tin của user thứ 4 đến user thứ 15.</text:span></text:p>
      <text:p text:style-name="P6"><text:span text:style-name="T8"><text:tab/></text:span><text:span text:style-name="T10">$tail -n +15 line | head -n 1</text:span></text:p>
      <text:p text:style-name="P7"><text:span text:style-name="T11">-Sử dụng lệnh wc cho thích hợp để cho biết tổng số user trong mypassword.txt</text:span></text:p>
      <text:p text:style-name="P7"><text:span text:style-name="T11"><text:tab/></text:span><text:span text:style-name="T10">$wc -l mypassword.txt</text:span></text:p>
      <text:p text:style-name="P7"><text:span text:style-name="T10"/></text:p>
      <text:p text:style-name="P8"><text:span text:style-name="T10">B</text:span><text:span text:style-name="T9">ai 4 :</text:span></text:p>
      <text:p text:style-name="P8"><text:span text:style-name="T9"/></text:p>
      <text:p text:style-name="P8"><text:span text:style-name="T6">-Chuyển vào thư mục /etc/init.d</text:span></text:p>
      <text:p text:style-name="P8"><text:span text:style-name="T6">So sánh và giải thích kết quả của lệnh pwd và pwd –P</text:span></text:p>
      <text:p text:style-name="P4"><text:span text:style-name="T6">pwd : Hiển thị thư mục hiên hành</text:span></text:p>
      <text:p text:style-name="P4"><text:span text:style-name="T6">pwd -p:Hiển thị thư mục hiện hành bỏ symlinks</text:span></text:p>
      <text:p text:style-name="P4"><text:span text:style-name="T6"/></text:p>
      <text:p text:style-name="P8"><text:span text:style-name="T6">-So sánh và giải thích kết quả khi thực hiện các nhóm lệnh sau:</text:span>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24:56.076976735</meta:creation-date>
    <dc:date>2018-04-05T10:01:30.385020730</dc:date>
    <meta:editing-duration>PT6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5" meta:word-count="338" meta:character-count="1565" meta:non-whitespace-character-count="1255"/>
  </office:meta>
</office:document-meta>
</file>